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22pt" officeooo:rsid="00100ea5" officeooo:paragraph-rsid="00100ea5" style:font-size-asian="19.25pt" style:font-size-complex="22pt"/>
    </style:style>
    <style:style style:name="P2" style:family="paragraph" style:parent-style-name="Standard">
      <style:text-properties style:font-name="DejaVu Sans" fo:font-size="22pt" officeooo:rsid="00137301" officeooo:paragraph-rsid="00137301" style:font-size-asian="19.25pt" style:font-size-complex="22pt"/>
    </style:style>
    <style:style style:name="P3" style:family="paragraph" style:parent-style-name="Standard">
      <style:text-properties style:font-name="DejaVu Sans" fo:font-size="22pt" officeooo:rsid="00156176" officeooo:paragraph-rsid="00156176" style:font-size-asian="19.25pt" style:font-size-complex="22pt"/>
    </style:style>
    <style:style style:name="P4" style:family="paragraph" style:parent-style-name="Standard">
      <style:text-properties style:font-name="DejaVu Sans" fo:font-size="22pt" fo:font-weight="bold" officeooo:rsid="00100ea5" officeooo:paragraph-rsid="00100ea5" style:font-size-asian="19.25pt" style:font-weight-asian="bold" style:font-size-complex="22pt" style:font-weight-complex="bold"/>
    </style:style>
    <style:style style:name="P5" style:family="paragraph" style:parent-style-name="Standard">
      <style:text-properties style:font-name="DejaVu Sans" fo:font-size="22pt" style:text-underline-style="none" officeooo:rsid="00163785" officeooo:paragraph-rsid="00163785" style:font-size-asian="19.25pt" style:font-size-complex="22pt"/>
    </style:style>
    <style:style style:name="P6" style:family="paragraph" style:parent-style-name="Standard">
      <style:text-properties style:font-name="DejaVu Sans" fo:font-size="22pt" style:text-underline-style="none" officeooo:rsid="0017e5ac" officeooo:paragraph-rsid="0017e5ac" style:font-size-asian="19.25pt" style:font-size-complex="22pt"/>
    </style:style>
    <style:style style:name="P7" style:family="paragraph" style:parent-style-name="Standard">
      <style:text-properties style:font-name="DejaVu Sans" fo:font-size="22pt" style:text-underline-style="none" fo:font-weight="normal" officeooo:rsid="0017e5ac" officeooo:paragraph-rsid="0019b029" style:font-size-asian="19.25pt" style:font-weight-asian="normal" style:font-size-complex="22pt" style:font-weight-complex="normal"/>
    </style:style>
    <style:style style:name="P8" style:family="paragraph" style:parent-style-name="Standard">
      <style:text-properties style:font-name="DejaVu Sans" fo:font-size="14pt" style:text-underline-style="none" fo:font-weight="normal" officeooo:rsid="0019b029" officeooo:paragraph-rsid="0019b029" style:font-size-asian="12.25pt" style:font-weight-asian="normal" style:font-size-complex="14pt" style:font-weight-complex="normal"/>
    </style:style>
    <style:style style:name="P9" style:family="paragraph" style:parent-style-name="Standard">
      <style:text-properties style:font-name="DejaVu Sans" fo:font-size="14pt" style:text-underline-style="none" fo:font-weight="normal" officeooo:rsid="001a541d" officeooo:paragraph-rsid="001a541d" style:font-size-asian="12.25pt" style:font-weight-asian="normal" style:font-size-complex="14pt" style:font-weight-complex="normal"/>
    </style:style>
    <style:style style:name="P10" style:family="paragraph" style:parent-style-name="Standard">
      <style:text-properties style:font-name="DejaVu Sans" fo:font-size="14pt" style:text-underline-style="none" fo:font-weight="normal" officeooo:rsid="001bb2cf" officeooo:paragraph-rsid="001bb2cf" style:font-size-asian="12.25pt" style:font-weight-asian="normal" style:font-size-complex="14pt" style:font-weight-complex="normal"/>
    </style:style>
    <style:style style:name="P11" style:family="paragraph" style:parent-style-name="Standard">
      <style:text-properties style:text-underline-style="solid" style:text-underline-width="auto" style:text-underline-color="font-color" fo:font-weight="bold" officeooo:rsid="001e2685" officeooo:paragraph-rsid="001e2685" style:font-weight-asian="bold" style:font-weight-complex="bold"/>
    </style:style>
    <style:style style:name="P12" style:family="paragraph" style:parent-style-name="Standard">
      <style:text-properties style:text-underline-style="none" fo:font-weight="normal" officeooo:rsid="001e2685" officeooo:paragraph-rsid="001e2685" style:font-weight-asian="normal" style:font-weight-complex="normal"/>
    </style:style>
    <style:style style:name="P13" style:family="paragraph" style:parent-style-name="Standard">
      <style:text-properties style:text-underline-style="none" fo:font-weight="normal" officeooo:rsid="001ecbeb" officeooo:paragraph-rsid="001ecbeb" style:font-weight-asian="normal" style:font-weight-complex="normal"/>
    </style:style>
    <style:style style:name="P14" style:family="paragraph" style:parent-style-name="Standard">
      <style:paragraph-properties fo:margin-top="0.0398in" fo:margin-bottom="0.0398in" loext:contextual-spacing="false"/>
      <style:text-properties style:font-name="DejaVu Sans" fo:font-size="22pt" officeooo:rsid="00100ea5" officeooo:paragraph-rsid="00100ea5" style:font-size-asian="19.25pt" style:font-size-complex="22pt"/>
    </style:style>
    <style:style style:name="P15" style:family="paragraph" style:parent-style-name="Standard">
      <style:paragraph-properties fo:margin-top="0.0398in" fo:margin-bottom="0.0398in" loext:contextual-spacing="false"/>
      <style:text-properties style:text-underline-style="none" fo:font-weight="normal" officeooo:rsid="001ecbeb" officeooo:paragraph-rsid="001ecbeb" style:font-weight-asian="normal" style:font-weight-complex="normal"/>
    </style:style>
    <style:style style:name="P16" style:family="paragraph" style:parent-style-name="Standard">
      <style:paragraph-properties fo:margin-top="0.0398in" fo:margin-bottom="0.0398in" loext:contextual-spacing="false"/>
      <style:text-properties style:text-underline-style="none" fo:font-weight="normal" officeooo:rsid="001fbf57" officeooo:paragraph-rsid="001fbf57" style:font-weight-asian="normal" style:font-weight-complex="normal"/>
    </style:style>
    <style:style style:name="P17" style:family="paragraph" style:parent-style-name="Standard">
      <style:paragraph-properties fo:margin-top="0.0398in" fo:margin-bottom="0.0398in" loext:contextual-spacing="false"/>
      <style:text-properties style:text-underline-style="none" fo:font-weight="normal" officeooo:rsid="00218018" officeooo:paragraph-rsid="00218018" style:font-weight-asian="normal" style:font-weight-complex="normal"/>
    </style:style>
    <style:style style:name="P18" style:family="paragraph" style:parent-style-name="Standard">
      <style:paragraph-properties fo:margin-top="0.0398in" fo:margin-bottom="0.0398in" loext:contextual-spacing="false"/>
      <style:text-properties style:text-underline-style="none" fo:font-weight="normal" officeooo:rsid="0022ac00" officeooo:paragraph-rsid="0022ac00" style:font-weight-asian="normal" style:font-weight-complex="normal"/>
    </style:style>
    <style:style style:name="P19" style:family="paragraph" style:parent-style-name="Standard">
      <style:text-properties style:font-name="DejaVu Sans" fo:font-size="14pt" officeooo:rsid="00100ea5" officeooo:paragraph-rsid="00100ea5" style:font-size-asian="12.25pt" style:font-size-complex="14pt"/>
    </style:style>
    <style:style style:name="P20" style:family="paragraph" style:parent-style-name="Standard">
      <style:text-properties style:font-name="DejaVu Sans" fo:font-size="14pt" officeooo:rsid="00100ea5" officeooo:paragraph-rsid="00137301" style:font-size-asian="12.25pt" style:font-size-complex="14pt"/>
    </style:style>
    <style:style style:name="P21" style:family="paragraph" style:parent-style-name="Standard">
      <style:text-properties style:font-name="DejaVu Sans" fo:font-size="14pt" officeooo:rsid="00100ea5" officeooo:paragraph-rsid="001e2685" style:font-size-asian="12.25pt" style:font-size-complex="14pt"/>
    </style:style>
    <style:style style:name="P22" style:family="paragraph" style:parent-style-name="Standard">
      <style:text-properties style:font-name="DejaVu Sans" fo:font-size="14pt" officeooo:rsid="00137301" officeooo:paragraph-rsid="00137301" style:font-size-asian="12.25pt" style:font-size-complex="14pt"/>
    </style:style>
    <style:style style:name="P23" style:family="paragraph" style:parent-style-name="Standard">
      <style:text-properties style:font-name="DejaVu Sans" fo:font-size="14pt" officeooo:rsid="00156176" officeooo:paragraph-rsid="00156176" style:font-size-asian="12.25pt" style:font-size-complex="14pt"/>
    </style:style>
    <style:style style:name="P24" style:family="paragraph" style:parent-style-name="Standard">
      <style:text-properties style:font-name="DejaVu Sans" fo:font-size="14pt" officeooo:rsid="00163785" officeooo:paragraph-rsid="00163785" style:font-size-asian="12.25pt" style:font-size-complex="14pt"/>
    </style:style>
    <style:style style:name="P25" style:family="paragraph" style:parent-style-name="Standard">
      <style:text-properties style:font-name="DejaVu Sans" fo:font-size="14pt" fo:font-weight="bold" officeooo:rsid="00100ea5" officeooo:paragraph-rsid="00100ea5" style:font-size-asian="12.25pt" style:font-weight-asian="bold" style:font-size-complex="14pt" style:font-weight-complex="bold"/>
    </style:style>
    <style:style style:name="P26" style:family="paragraph" style:parent-style-name="Standard">
      <style:text-properties style:font-name="DejaVu Sans" fo:font-size="14pt" fo:font-weight="bold" officeooo:rsid="00137301" officeooo:paragraph-rsid="00137301" style:font-size-asian="12.25pt" style:font-weight-asian="bold" style:font-size-complex="14pt" style:font-weight-complex="bold"/>
    </style:style>
    <style:style style:name="P27" style:family="paragraph" style:parent-style-name="Standard">
      <style:text-properties style:font-name="DejaVu Sans" fo:font-size="14pt" style:text-underline-style="solid" style:text-underline-width="auto" style:text-underline-color="font-color" officeooo:rsid="00156176" officeooo:paragraph-rsid="00156176" style:font-size-asian="12.25pt" style:font-size-complex="14pt"/>
    </style:style>
    <style:style style:name="P28" style:family="paragraph" style:parent-style-name="Standard">
      <style:text-properties style:font-name="DejaVu Sans" fo:font-size="14pt" style:text-underline-style="solid" style:text-underline-width="auto" style:text-underline-color="font-color" officeooo:rsid="00156176" officeooo:paragraph-rsid="00163785" style:font-size-asian="12.25pt" style:font-size-complex="14pt"/>
    </style:style>
    <style:style style:name="P29" style:family="paragraph" style:parent-style-name="Standard">
      <style:text-properties style:font-name="DejaVu Sans" fo:font-size="14pt" style:text-underline-style="solid" style:text-underline-width="auto" style:text-underline-color="font-color" officeooo:rsid="00163785" officeooo:paragraph-rsid="00163785" style:font-size-asian="12.25pt" style:font-size-complex="14pt"/>
    </style:style>
    <style:style style:name="P30" style:family="paragraph" style:parent-style-name="Standard">
      <style:text-properties style:font-name="DejaVu Sans" fo:font-size="14pt" style:text-underline-style="solid" style:text-underline-width="auto" style:text-underline-color="font-color" fo:font-weight="bold" officeooo:rsid="00156176" officeooo:paragraph-rsid="00156176" style:font-size-asian="12.25pt" style:font-weight-asian="bold" style:font-size-complex="14pt" style:font-weight-complex="bold"/>
    </style:style>
    <style:style style:name="P31" style:family="paragraph" style:parent-style-name="Standard">
      <style:text-properties style:font-name="DejaVu Sans" fo:font-size="14pt" style:text-underline-style="solid" style:text-underline-width="auto" style:text-underline-color="font-color" fo:font-weight="bold" officeooo:rsid="0017e5ac" officeooo:paragraph-rsid="0017e5ac" style:font-size-asian="12.25pt" style:font-weight-asian="bold" style:font-size-complex="14pt" style:font-weight-complex="bold"/>
    </style:style>
    <style:style style:name="P32" style:family="paragraph" style:parent-style-name="Standard">
      <style:text-properties style:font-name="DejaVu Sans" fo:font-size="14pt" style:text-underline-style="solid" style:text-underline-width="auto" style:text-underline-color="font-color" fo:font-weight="bold" officeooo:rsid="001e2685" officeooo:paragraph-rsid="001e2685" style:font-size-asian="12.25pt" style:font-weight-asian="bold" style:font-size-complex="14pt" style:font-weight-complex="bold"/>
    </style:style>
    <style:style style:name="P33" style:family="paragraph" style:parent-style-name="Standard">
      <style:text-properties style:font-name="DejaVu Sans" fo:font-size="14pt" style:text-underline-style="none" officeooo:rsid="00163785" officeooo:paragraph-rsid="00163785" style:font-size-asian="12.25pt" style:font-size-complex="14pt"/>
    </style:style>
    <style:style style:name="P34" style:family="paragraph" style:parent-style-name="Standard">
      <style:text-properties style:font-name="DejaVu Sans" fo:font-size="14pt" style:text-underline-style="none" officeooo:rsid="00163785" officeooo:paragraph-rsid="00174cbd" style:font-size-asian="12.25pt" style:font-size-complex="14pt"/>
    </style:style>
    <style:style style:name="P35" style:family="paragraph" style:parent-style-name="Standard">
      <style:text-properties style:font-name="DejaVu Sans" fo:font-size="14pt" style:text-underline-style="none" officeooo:rsid="00174cbd" officeooo:paragraph-rsid="00174cbd" style:font-size-asian="12.25pt" style:font-size-complex="14pt"/>
    </style:style>
    <style:style style:name="P36" style:family="paragraph" style:parent-style-name="Standard" style:list-style-name="L1">
      <style:text-properties style:font-name="DejaVu Sans" fo:font-size="14pt" style:text-underline-style="none" officeooo:rsid="0017e5ac" officeooo:paragraph-rsid="0017e5ac" style:font-size-asian="12.25pt" style:font-size-complex="14pt"/>
    </style:style>
    <style:style style:name="P37" style:family="paragraph" style:parent-style-name="Standard">
      <style:text-properties style:font-name="DejaVu Sans" fo:font-size="14pt" style:text-underline-style="none" officeooo:rsid="0017e5ac" officeooo:paragraph-rsid="0017e5ac" style:font-size-asian="12.25pt" style:font-size-complex="14pt"/>
    </style:style>
    <style:style style:name="P38" style:family="paragraph" style:parent-style-name="Standard">
      <style:text-properties style:font-name="DejaVu Sans" fo:font-size="14pt" style:text-underline-style="none" officeooo:rsid="002744d9" officeooo:paragraph-rsid="002744d9" style:font-size-asian="12.25pt" style:font-size-complex="14pt"/>
    </style:style>
    <style:style style:name="P39" style:family="paragraph" style:parent-style-name="Standard">
      <style:text-properties style:font-name="DejaVu Sans" fo:font-size="14pt" style:text-underline-style="none" fo:font-weight="normal" officeooo:rsid="0017e5ac" officeooo:paragraph-rsid="0017e5ac" style:font-size-asian="12.25pt" style:font-weight-asian="normal" style:font-size-complex="14pt" style:font-weight-complex="normal"/>
    </style:style>
    <style:style style:name="P40" style:family="paragraph" style:parent-style-name="Standard">
      <style:text-properties style:font-name="DejaVu Sans" fo:font-size="14pt" style:text-underline-style="none" fo:font-weight="normal" officeooo:rsid="0019b029" officeooo:paragraph-rsid="0019b029" style:font-size-asian="12.25pt" style:font-weight-asian="normal" style:font-size-complex="14pt" style:font-weight-complex="normal"/>
    </style:style>
    <style:style style:name="P41" style:family="paragraph" style:parent-style-name="Standard">
      <style:text-properties style:font-name="DejaVu Sans" fo:font-size="14pt" style:text-underline-style="none" fo:font-weight="normal" officeooo:rsid="0019b029" officeooo:paragraph-rsid="0017e5ac" style:font-size-asian="12.25pt" style:font-weight-asian="normal" style:font-size-complex="14pt" style:font-weight-complex="normal"/>
    </style:style>
    <style:style style:name="P42" style:family="paragraph" style:parent-style-name="Standard">
      <style:text-properties style:font-name="DejaVu Sans" fo:font-size="14pt" style:text-underline-style="none" fo:font-weight="normal" officeooo:rsid="001ecbeb" officeooo:paragraph-rsid="001ecbeb" style:font-size-asian="12.25pt" style:font-weight-asian="normal" style:font-size-complex="14pt" style:font-weight-complex="normal"/>
    </style:style>
    <style:style style:name="P43" style:family="paragraph" style:parent-style-name="Standard">
      <style:text-properties style:font-name="DejaVu Sans" fo:font-size="14pt" style:text-underline-style="none" fo:font-weight="normal" officeooo:rsid="001e2685" officeooo:paragraph-rsid="001e2685" style:font-size-asian="12.25pt" style:font-weight-asian="normal" style:font-size-complex="14pt" style:font-weight-complex="normal"/>
    </style:style>
    <style:style style:name="P44" style:family="paragraph" style:parent-style-name="Standard">
      <style:text-properties style:font-name="DejaVu Sans" fo:font-size="14pt" style:text-underline-style="none" fo:font-weight="normal" officeooo:rsid="001fbf57" officeooo:paragraph-rsid="001fbf57" style:font-size-asian="12.25pt" style:font-weight-asian="normal" style:font-size-complex="14pt" style:font-weight-complex="normal"/>
    </style:style>
    <style:style style:name="P45" style:family="paragraph" style:parent-style-name="Standard">
      <style:text-properties officeooo:paragraph-rsid="00261afa"/>
    </style:style>
    <style:style style:name="P46" style:family="paragraph" style:parent-style-name="Standard">
      <style:paragraph-properties fo:margin-top="0.0398in" fo:margin-bottom="0.0398in" loext:contextual-spacing="false"/>
      <style:text-properties style:font-name="DejaVu Sans" fo:font-size="14pt" officeooo:rsid="00100ea5" officeooo:paragraph-rsid="00100ea5" style:font-size-asian="12.25pt" style:font-size-complex="14pt"/>
    </style:style>
    <style:style style:name="P47" style:family="paragraph" style:parent-style-name="Standard">
      <style:paragraph-properties fo:margin-top="0.0398in" fo:margin-bottom="0.0398in" loext:contextual-spacing="false"/>
      <style:text-properties style:font-name="DejaVu Sans" fo:font-size="14pt" officeooo:rsid="00117de4" officeooo:paragraph-rsid="00117de4" style:font-size-asian="12.25pt" style:font-size-complex="14pt"/>
    </style:style>
    <style:style style:name="P48" style:family="paragraph" style:parent-style-name="Standard">
      <style:paragraph-properties fo:margin-top="0.0398in" fo:margin-bottom="0.0398in" loext:contextual-spacing="false"/>
      <style:text-properties style:font-name="DejaVu Sans" fo:font-size="14pt" officeooo:rsid="00137301" officeooo:paragraph-rsid="00137301" style:font-size-asian="12.25pt" style:font-size-complex="14pt"/>
    </style:style>
    <style:style style:name="P49" style:family="paragraph" style:parent-style-name="Standard">
      <style:paragraph-properties fo:margin-top="0.0398in" fo:margin-bottom="0.0398in" loext:contextual-spacing="false"/>
      <style:text-properties style:font-name="DejaVu Sans" fo:font-size="14pt" style:text-underline-style="none" officeooo:rsid="00163785" officeooo:paragraph-rsid="00163785" style:font-size-asian="12.25pt" style:font-size-complex="14pt"/>
    </style:style>
    <style:style style:name="P50" style:family="paragraph" style:parent-style-name="Standard" style:list-style-name="L1">
      <style:paragraph-properties fo:margin-top="0.0398in" fo:margin-bottom="0.0398in" loext:contextual-spacing="false"/>
      <style:text-properties style:font-name="DejaVu Sans" fo:font-size="14pt" style:text-underline-style="none" officeooo:rsid="00174cbd" officeooo:paragraph-rsid="00174cbd" style:font-size-asian="12.25pt" style:font-size-complex="14pt"/>
    </style:style>
    <style:style style:name="P51" style:family="paragraph" style:parent-style-name="Standard" style:list-style-name="L1">
      <style:paragraph-properties fo:margin-top="0.0398in" fo:margin-bottom="0.0398in" loext:contextual-spacing="false"/>
      <style:text-properties style:font-name="DejaVu Sans" fo:font-size="14pt" style:text-underline-style="none" officeooo:rsid="0017e5ac" officeooo:paragraph-rsid="0017e5ac" style:font-size-asian="12.25pt" style:font-size-complex="14pt"/>
    </style:style>
    <style:style style:name="P52" style:family="paragraph" style:parent-style-name="Standard" style:list-style-name="L2">
      <style:paragraph-properties fo:margin-top="0.0398in" fo:margin-bottom="0.0398in" loext:contextual-spacing="false"/>
      <style:text-properties style:font-name="DejaVu Sans" fo:font-size="14pt" style:text-underline-style="none" fo:font-weight="normal" officeooo:rsid="001cfb13" officeooo:paragraph-rsid="002a41af" style:font-size-asian="12.25pt" style:font-weight-asian="normal" style:font-size-complex="14pt" style:font-weight-complex="normal"/>
    </style:style>
    <style:style style:name="P53" style:family="paragraph" style:parent-style-name="Standard" style:list-style-name="L3">
      <style:paragraph-properties fo:margin-top="0.0398in" fo:margin-bottom="0.0398in" loext:contextual-spacing="false"/>
      <style:text-properties style:font-name="DejaVu Sans" fo:font-size="14pt" style:text-underline-style="none" fo:font-weight="normal" officeooo:rsid="001cfb13" officeooo:paragraph-rsid="002a41af" style:font-size-asian="12.25pt" style:font-weight-asian="normal" style:font-size-complex="14pt" style:font-weight-complex="normal"/>
    </style:style>
    <style:style style:name="P54" style:family="paragraph" style:parent-style-name="Standard" style:list-style-name="L2">
      <style:paragraph-properties fo:margin-top="0.0398in" fo:margin-bottom="0.0398in" loext:contextual-spacing="false"/>
      <style:text-properties style:font-name="DejaVu Sans" fo:font-size="14pt" style:text-underline-style="none" fo:font-weight="normal" officeooo:rsid="001bb2cf" officeooo:paragraph-rsid="002a41af" style:font-size-asian="12.25pt" style:font-weight-asian="normal" style:font-size-complex="14pt" style:font-weight-complex="normal"/>
    </style:style>
    <style:style style:name="P55" style:family="paragraph" style:parent-style-name="Standard">
      <style:paragraph-properties fo:margin-top="0.0398in" fo:margin-bottom="0.0398in" loext:contextual-spacing="false"/>
      <style:text-properties style:font-name="DejaVu Sans" fo:font-size="14pt" style:text-underline-style="none" fo:font-weight="normal" officeooo:rsid="001bb2cf" officeooo:paragraph-rsid="001bb2cf" style:font-size-asian="12.25pt" style:font-weight-asian="normal" style:font-size-complex="14pt" style:font-weight-complex="normal"/>
    </style:style>
    <style:style style:name="P56" style:family="paragraph" style:parent-style-name="Standard" style:list-style-name="L3">
      <style:paragraph-properties fo:margin-top="0.0398in" fo:margin-bottom="0.0398in" loext:contextual-spacing="false"/>
      <style:text-properties style:font-name="DejaVu Sans" fo:font-size="14pt" style:text-underline-style="none" fo:font-weight="normal" officeooo:rsid="001bb2cf" officeooo:paragraph-rsid="002a41af" style:font-size-asian="12.25pt" style:font-weight-asian="normal" style:font-size-complex="14pt" style:font-weight-complex="normal"/>
    </style:style>
    <style:style style:name="P57" style:family="paragraph" style:parent-style-name="Standard" style:list-style-name="L2">
      <style:paragraph-properties fo:margin-top="0.0398in" fo:margin-bottom="0.0398in" loext:contextual-spacing="false"/>
      <style:text-properties style:font-name="DejaVu Sans" fo:font-size="14pt" style:text-underline-style="none" fo:font-weight="normal" officeooo:rsid="001a541d" officeooo:paragraph-rsid="002a41af" style:font-size-asian="12.25pt" style:font-weight-asian="normal" style:font-size-complex="14pt" style:font-weight-complex="normal"/>
    </style:style>
    <style:style style:name="P58" style:family="paragraph" style:parent-style-name="Standard" style:list-style-name="L3">
      <style:paragraph-properties fo:margin-top="0.0398in" fo:margin-bottom="0.0398in" loext:contextual-spacing="false"/>
      <style:text-properties style:font-name="DejaVu Sans" fo:font-size="14pt" style:text-underline-style="none" fo:font-weight="normal" officeooo:rsid="001a541d" officeooo:paragraph-rsid="002a41af" style:font-size-asian="12.25pt" style:font-weight-asian="normal" style:font-size-complex="14pt" style:font-weight-complex="normal"/>
    </style:style>
    <style:style style:name="P59" style:family="paragraph" style:parent-style-name="Standard" style:list-style-name="L2">
      <style:paragraph-properties fo:margin-top="0.0398in" fo:margin-bottom="0.0398in" loext:contextual-spacing="false"/>
      <style:text-properties style:font-name="DejaVu Sans" fo:font-size="14pt" style:text-underline-style="none" fo:font-weight="normal" officeooo:rsid="001e2685" officeooo:paragraph-rsid="002a41af" style:font-size-asian="12.25pt" style:font-weight-asian="normal" style:font-size-complex="14pt" style:font-weight-complex="normal"/>
    </style:style>
    <style:style style:name="P60" style:family="paragraph" style:parent-style-name="Standard">
      <style:paragraph-properties fo:margin-top="0.0398in" fo:margin-bottom="0.0398in" loext:contextual-spacing="false"/>
      <style:text-properties style:font-name="DejaVu Sans" fo:font-size="14pt" style:text-underline-style="none" fo:font-weight="normal" officeooo:rsid="001e2685" officeooo:paragraph-rsid="001e2685" style:font-size-asian="12.25pt" style:font-weight-asian="normal" style:font-size-complex="14pt" style:font-weight-complex="normal"/>
    </style:style>
    <style:style style:name="P61" style:family="paragraph" style:parent-style-name="Standard" style:list-style-name="L2">
      <style:paragraph-properties fo:margin-top="0.0398in" fo:margin-bottom="0.0398in" loext:contextual-spacing="false"/>
      <style:text-properties style:font-name="DejaVu Sans" fo:font-size="14pt" style:text-underline-style="none" fo:font-weight="normal" officeooo:rsid="002366b3" officeooo:paragraph-rsid="002a41af" style:font-size-asian="12.25pt" style:font-weight-asian="normal" style:font-size-complex="14pt" style:font-weight-complex="normal"/>
    </style:style>
    <style:style style:name="P62" style:family="paragraph" style:parent-style-name="Standard">
      <style:paragraph-properties fo:margin-top="0.0398in" fo:margin-bottom="0.0398in" loext:contextual-spacing="false"/>
      <style:text-properties style:font-name="DejaVu Sans" fo:font-size="14pt" style:text-underline-style="none" fo:font-weight="normal" officeooo:rsid="001ecbeb" officeooo:paragraph-rsid="001ecbeb" style:font-size-asian="12.25pt" style:font-weight-asian="normal" style:font-size-complex="14pt" style:font-weight-complex="normal"/>
    </style:style>
    <style:style style:name="P63" style:family="paragraph" style:parent-style-name="Standard">
      <style:paragraph-properties fo:margin-top="0.0398in" fo:margin-bottom="0.0398in" loext:contextual-spacing="false"/>
      <style:text-properties style:font-name="DejaVu Sans" fo:font-size="14pt" style:text-underline-style="none" fo:font-weight="normal" officeooo:rsid="00218018" officeooo:paragraph-rsid="00218018" style:font-size-asian="12.25pt" style:font-weight-asian="normal" style:font-size-complex="14pt" style:font-weight-complex="normal"/>
    </style:style>
    <style:style style:name="P64" style:family="paragraph" style:parent-style-name="Standard" style:list-style-name="L3">
      <style:paragraph-properties fo:margin-top="0.0398in" fo:margin-bottom="0.0398in" loext:contextual-spacing="false"/>
      <style:text-properties style:font-name="DejaVu Sans" fo:font-size="14pt" style:text-underline-style="none" fo:font-weight="normal" officeooo:rsid="002b4141" officeooo:paragraph-rsid="002b4141" style:font-size-asian="12.25pt" style:font-weight-asian="normal" style:font-size-complex="14pt" style:font-weight-complex="normal"/>
    </style:style>
    <style:style style:name="P65" style:family="paragraph" style:parent-style-name="Standard">
      <style:paragraph-properties fo:margin-top="0.0398in" fo:margin-bottom="0.0398in" loext:contextual-spacing="false"/>
      <style:text-properties style:font-name="DejaVu Sans" fo:font-size="14pt" style:text-underline-style="none" fo:font-weight="normal" officeooo:rsid="002b4141" officeooo:paragraph-rsid="002b4141" style:font-size-asian="12.25pt" style:font-weight-asian="normal" style:font-size-complex="14pt" style:font-weight-complex="normal"/>
    </style:style>
    <style:style style:name="P66" style:family="paragraph" style:parent-style-name="Standard">
      <style:paragraph-properties fo:margin-top="0.0398in" fo:margin-bottom="0.0398in" loext:contextual-spacing="false"/>
      <style:text-properties style:font-name="DejaVu Sans" fo:font-size="12pt" style:text-underline-style="none" fo:font-weight="normal" officeooo:rsid="002b4141" officeooo:paragraph-rsid="002b4141" style:font-size-asian="12pt" style:font-weight-asian="normal" style:font-size-complex="12pt" style:font-weight-complex="normal"/>
    </style:style>
    <style:style style:name="P67" style:family="paragraph" style:parent-style-name="Standard">
      <style:paragraph-properties fo:margin-top="0.0398in" fo:margin-bottom="0.0398in" loext:contextual-spacing="false"/>
      <style:text-properties style:font-name="DejaVu Sans" fo:font-size="12pt" style:text-underline-style="none" fo:font-weight="normal" officeooo:rsid="002b4141" officeooo:paragraph-rsid="002ca31f" style:font-size-asian="12pt" style:font-weight-asian="normal" style:font-size-complex="12pt" style:font-weight-complex="normal"/>
    </style:style>
    <style:style style:name="P68" style:family="paragraph" style:parent-style-name="Standard">
      <style:paragraph-properties fo:margin-top="0.0398in" fo:margin-bottom="0.0398in" loext:contextual-spacing="false"/>
      <style:text-properties style:font-name="DejaVu Sans" fo:font-size="12pt" style:text-underline-style="none" fo:font-weight="normal" officeooo:rsid="002b4141" officeooo:paragraph-rsid="002b4141" style:font-size-asian="10.5pt" style:font-weight-asian="normal" style:font-size-complex="12pt" style:font-weight-complex="normal"/>
    </style:style>
    <style:style style:name="P69" style:family="paragraph" style:parent-style-name="Standard">
      <style:paragraph-properties fo:margin-top="0.0398in" fo:margin-bottom="0.0398in" loext:contextual-spacing="false"/>
      <style:text-properties style:font-name="DejaVu Sans" fo:font-size="12pt" style:text-underline-style="none" fo:font-weight="normal" officeooo:rsid="002b4141" officeooo:paragraph-rsid="002ca31f" style:font-size-asian="10.5pt" style:font-weight-asian="normal" style:font-size-complex="12pt" style:font-weight-complex="normal"/>
    </style:style>
    <style:style style:name="P70" style:family="paragraph" style:parent-style-name="Standard" style:list-style-name="L1">
      <style:paragraph-properties fo:margin-top="0.0398in" fo:margin-bottom="0.0398in" loext:contextual-spacing="false"/>
      <style:text-properties officeooo:paragraph-rsid="00163785"/>
    </style:style>
    <style:style style:name="P71" style:family="paragraph" style:parent-style-name="Standard" style:list-style-name="L1">
      <style:paragraph-properties fo:margin-top="0.0398in" fo:margin-bottom="0.0398in" loext:contextual-spacing="false"/>
      <style:text-properties officeooo:rsid="00174cbd" officeooo:paragraph-rsid="00174cbd"/>
    </style:style>
    <style:style style:name="P72" style:family="paragraph" style:parent-style-name="Standard" style:list-style-name="L2">
      <style:paragraph-properties fo:margin-top="0.0398in" fo:margin-bottom="0.0398in" loext:contextual-spacing="false"/>
      <style:text-properties officeooo:rsid="001bb2cf" officeooo:paragraph-rsid="002a41af"/>
    </style:style>
    <style:style style:name="P73" style:family="paragraph" style:parent-style-name="Standard" style:list-style-name="L2">
      <style:paragraph-properties fo:margin-top="0.0398in" fo:margin-bottom="0.0398in" loext:contextual-spacing="false"/>
      <style:text-properties officeooo:paragraph-rsid="002a41af"/>
    </style:style>
    <style:style style:name="P74" style:family="paragraph" style:parent-style-name="Standard" style:list-style-name="L3">
      <style:paragraph-properties fo:margin-top="0.0398in" fo:margin-bottom="0.0398in" loext:contextual-spacing="false"/>
      <style:text-properties officeooo:paragraph-rsid="002a41af"/>
    </style:style>
    <style:style style:name="P75" style:family="paragraph" style:parent-style-name="Standard" style:list-style-name="L2" style:master-page-name="">
      <loext:graphic-properties draw:fill="none"/>
      <style:paragraph-properties fo:margin-left="0.5in" fo:margin-right="0in" fo:margin-top="0.0398in" fo:margin-bottom="0.0398in" loext:contextual-spacing="false" fo:text-align="start" style:justify-single-word="false" fo:text-indent="-0.25in" style:auto-text-indent="false" style:page-number="auto" fo:background-color="transparent"/>
      <style:text-properties style:font-name="DejaVu Sans" fo:font-size="14pt" style:text-underline-style="none" fo:font-weight="normal" officeooo:rsid="001cfb13" officeooo:paragraph-rsid="002a41af" style:font-size-asian="12.25pt" style:font-weight-asian="normal" style:font-size-complex="14pt" style:font-weight-complex="normal"/>
    </style:style>
    <style:style style:name="T1" style:family="text">
      <style:text-properties fo:font-size="14pt" style:font-size-asian="12.25pt" style:font-size-complex="14pt"/>
    </style:style>
    <style:style style:name="T2" style:family="text">
      <style:text-properties fo:font-size="14pt" officeooo:rsid="00117de4" style:font-size-asian="12.25pt" style:font-size-complex="14pt"/>
    </style:style>
    <style:style style:name="T3" style:family="text">
      <style:text-properties fo:font-size="14pt" officeooo:rsid="00137301" style:font-size-asian="12.25pt" style:font-size-complex="14pt"/>
    </style:style>
    <style:style style:name="T4" style:family="text">
      <style:text-properties fo:font-size="14pt" officeooo:rsid="00163785" style:font-size-asian="12.25pt" style:font-size-complex="14pt"/>
    </style:style>
    <style:style style:name="T5" style:family="text">
      <style:text-properties fo:font-size="14pt" officeooo:rsid="00174cbd" style:font-size-asian="12.25pt" style:font-size-complex="14pt"/>
    </style:style>
    <style:style style:name="T6" style:family="text">
      <style:text-properties fo:font-size="14pt" officeooo:rsid="0019b029" style:font-size-asian="12.25pt" style:font-size-complex="14pt"/>
    </style:style>
    <style:style style:name="T7" style:family="text">
      <style:text-properties fo:font-size="14pt" officeooo:rsid="001cfb13" style:font-size-asian="12.25pt" style:font-size-complex="14pt"/>
    </style:style>
    <style:style style:name="T8" style:family="text">
      <style:text-properties fo:font-size="14pt" officeooo:rsid="001e2685" style:font-size-asian="12.25pt" style:font-size-complex="14pt"/>
    </style:style>
    <style:style style:name="T9" style:family="text">
      <style:text-properties fo:font-size="14pt" officeooo:rsid="002366b3" style:font-size-asian="12.25pt" style:font-size-complex="14pt"/>
    </style:style>
    <style:style style:name="T10" style:family="text">
      <style:text-properties fo:font-size="14pt" style:text-underline-style="solid" style:text-underline-width="auto" style:text-underline-color="font-color" fo:font-weight="bold" style:font-size-asian="12.25pt" style:font-weight-asian="bold" style:font-size-complex="14pt" style:font-weight-complex="bold"/>
    </style:style>
    <style:style style:name="T11" style:family="text">
      <style:text-properties style:font-name="DejaVu Sans" fo:font-size="14pt" style:font-size-asian="12.25pt" style:font-size-complex="14pt"/>
    </style:style>
    <style:style style:name="T12" style:family="text">
      <style:text-properties style:font-name="DejaVu Sans" fo:font-size="14pt" officeooo:rsid="001bb2cf" style:font-size-asian="12.25pt" style:font-size-complex="14pt"/>
    </style:style>
    <style:style style:name="T13" style:family="text">
      <style:text-properties style:font-name="DejaVu Sans" fo:font-size="14pt" officeooo:rsid="001ecbeb" style:font-size-asian="12.25pt" style:font-size-complex="14pt"/>
    </style:style>
    <style:style style:name="T14" style:family="text">
      <style:text-properties style:font-name="DejaVu Sans" fo:font-size="14pt" officeooo:rsid="001fbf57" style:font-size-asian="12.25pt" style:font-size-complex="14pt"/>
    </style:style>
    <style:style style:name="T15" style:family="text">
      <style:text-properties style:font-name="DejaVu Sans" fo:font-size="14pt" officeooo:rsid="00218018" style:font-size-asian="12.25pt" style:font-size-complex="14pt"/>
    </style:style>
    <style:style style:name="T16" style:family="text">
      <style:text-properties style:font-name="DejaVu Sans" fo:font-size="14pt" officeooo:rsid="0022ac00" style:font-size-asian="12.25pt" style:font-size-complex="14pt"/>
    </style:style>
    <style:style style:name="T17" style:family="text">
      <style:text-properties style:font-name="DejaVu Sans" fo:font-size="14pt" officeooo:rsid="002366b3" style:font-size-asian="12.25pt" style:font-size-complex="14pt"/>
    </style:style>
    <style:style style:name="T18" style:family="text">
      <style:text-properties style:font-name="DejaVu Sans" fo:font-size="14pt" style:text-underline-style="none" style:font-size-asian="12.25pt" style:font-size-complex="14pt"/>
    </style:style>
    <style:style style:name="T19" style:family="text">
      <style:text-properties style:font-name="DejaVu Sans" fo:font-size="14pt" style:text-underline-style="none" officeooo:rsid="00163785" style:font-size-asian="12.25pt" style:font-size-complex="14pt"/>
    </style:style>
    <style:style style:name="T20" style:family="text">
      <style:text-properties style:font-name="DejaVu Sans" fo:font-size="14pt" style:text-underline-style="none" officeooo:rsid="00174cbd" style:font-size-asian="12.25pt" style:font-size-complex="14pt"/>
    </style:style>
    <style:style style:name="T21" style:family="text">
      <style:text-properties style:font-name="DejaVu Sans" fo:font-size="14pt" style:text-underline-style="none" fo:font-weight="normal" officeooo:rsid="001a541d" style:font-size-asian="12.25pt" style:font-weight-asian="normal" style:font-size-complex="14pt" style:font-weight-complex="normal"/>
    </style:style>
    <style:style style:name="T22" style:family="text">
      <style:text-properties style:font-name="DejaVu Sans" fo:font-size="14pt" style:text-underline-style="none" fo:font-weight="normal" officeooo:rsid="001cfb13" style:font-size-asian="12.25pt" style:font-weight-asian="normal" style:font-size-complex="14pt" style:font-weight-complex="normal"/>
    </style:style>
    <style:style style:name="T23" style:family="text">
      <style:text-properties style:font-name="DejaVu Sans" fo:font-size="14pt" style:text-underline-style="none" fo:font-weight="normal" officeooo:rsid="00261afa" style:font-size-asian="12.25pt" style:font-weight-asian="normal" style:font-size-complex="14pt" style:font-weight-complex="normal"/>
    </style:style>
    <style:style style:name="T24" style:family="text">
      <style:text-properties officeooo:rsid="0017e5ac"/>
    </style:style>
    <style:style style:name="T25" style:family="text">
      <style:text-properties officeooo:rsid="001a541d"/>
    </style:style>
    <style:style style:name="T26" style:family="text">
      <style:text-properties officeooo:rsid="001bb2cf"/>
    </style:style>
    <style:style style:name="T27" style:family="text">
      <style:text-properties officeooo:rsid="001cfb13"/>
    </style:style>
    <style:style style:name="T28" style:family="text">
      <style:text-properties officeooo:rsid="002a41af"/>
    </style:style>
    <style:style style:name="T29" style:family="text">
      <style:text-properties officeooo:rsid="00261afa"/>
    </style:style>
    <style:style style:name="T30" style:family="text">
      <style:text-properties fo:font-size="12pt" style:font-size-asian="12pt" style:font-size-complex="12pt"/>
    </style:style>
    <style:style style:name="T31" style:family="text">
      <style:text-properties style:font-size-asian="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Plan </text:p>
      <text:p text:style-name="P19"/>
      <text:p text:style-name="P19"/>
      <text:p text:style-name="P19"/>
      <text:p text:style-name="P19"/>
      <text:p text:style-name="P4"><text:span text:style-name="T1">Project </text:span><text:span text:style-name="T3">framing</text:span><text:span text:style-name="T1">:</text:span></text:p>
      <text:p text:style-name="P19"/>
      <text:p text:style-name="P1"><text:span text:style-name="T1">The Project is assigned to us is an individual </text:span><text:span text:style-name="T3">proje</text:span><text:span text:style-name="T1">ct with few conditions.</text:span></text:p>
      <text:p text:style-name="P1"><text:span text:style-name="T1">We are free to choose what ever </text:span><text:span text:style-name="T3">topic </text:span><text:span text:style-name="T1">we like. </text:span></text:p>
      <text:p text:style-name="P22">We can either work alone, in pairs or in a group of maximum three participants.</text:p>
      <text:p text:style-name="P19"/>
      <text:p text:style-name="P19"/>
      <text:p text:style-name="P19"/>
      <text:p text:style-name="P19"/>
      <text:p text:style-name="P19"/>
      <text:p text:style-name="P25">The conditions are :</text:p>
      <text:p text:style-name="P19"/>
      <text:p text:style-name="P14"><text:span text:style-name="T1">1. Build a front-end application with Vanilla Java</text:span><text:span text:style-name="T2">S</text:span><text:span text:style-name="T1">cript</text:span></text:p>
      <text:p text:style-name="P46">2. Apply what we have learned on this project</text:p>
      <text:p text:style-name="P46">3. Search for more resources and use them on the project</text:p>
      <text:p text:style-name="P47">4. Allowed to use JSON and Fonts-libraries</text:p>
      <text:p text:style-name="P48">5. Have a user friendly UX, UI Design</text:p>
      <text:p text:style-name="P48">6. Use ES6</text:p>
      <text:p text:style-name="P48">7. Use GitHub and GitHub Pages</text:p>
      <text:p text:style-name="P22"/>
      <text:p text:style-name="P22"/>
      <text:p text:style-name="P22"/>
      <text:p text:style-name="P22"/>
      <text:p text:style-name="P26">Start: </text:p>
      <text:p text:style-name="P26"/>
      <text:p text:style-name="P22">The project starts from the 20.04.2020</text:p>
      <text:p text:style-name="P22"/>
      <text:p text:style-name="P22">The deadline is 30.04.2020 </text:p>
      <text:p text:style-name="P22"/>
      <text:p text:style-name="P22">The presentation which will take maximum 10 minutes for each project</text:p>
      <text:p text:style-name="P19"><text:soft-page-break/></text:p>
      <text:p text:style-name="P20"/>
      <text:p text:style-name="P26">Project Team : </text:p>
      <text:p text:style-name="P22"/>
      <text:p text:style-name="P2"><text:span text:style-name="T1">We decided to work as a </text:span><text:span text:style-name="T5">p</text:span><text:span text:style-name="T1">air on this project.</text:span></text:p>
      <text:p text:style-name="P22"/>
      <text:p text:style-name="P22">Team members are : Felix Wurst &amp; Neda Dehghan </text:p>
      <text:p text:style-name="P22"/>
      <text:p text:style-name="P22"/>
      <text:p text:style-name="P3"><text:span text:style-name="T10">Step 1:</text:span><text:span text:style-name="T1"> </text:span></text:p>
      <text:p text:style-name="P23"/>
      <text:p text:style-name="P27">Deciding and brain-storming on an idea.</text:p>
      <text:p text:style-name="P23"/>
      <text:p text:style-name="P23">Each of us will gather ideas which we like by ourselves at first. </text:p>
      <text:p text:style-name="P23">Make research and find what we like and think is useful for us to make.</text:p>
      <text:p text:style-name="P23">When we individually have decided on maximum a handful, we meet up with the other and present the ones we like most, to our counterpart. <text:line-break/>When we have done this we will see which one we both like the best and can agree on.</text:p>
      <text:p text:style-name="P23">After agreeing on the main Idea, we discuss the framework and things we like the project to have.</text:p>
      <text:p text:style-name="P23"/>
      <text:p text:style-name="P27">All of this happens on the first day. </text:p>
      <text:p text:style-name="P23"/>
      <text:p text:style-name="P3"><text:span text:style-name="T1">The framework and precising the the single ideas of the P</text:span><text:span text:style-name="T4">ro</text:span><text:span text:style-name="T1">ject can go into the second day. </text:span></text:p>
      <text:p text:style-name="P23"/>
      <text:p text:style-name="P23">On the second day the idea and the main actions of the project should be standing and ideally not be changed anymore. </text:p>
      <text:p text:style-name="P24">Details of the project can and probably will be changed along the way.</text:p>
      <text:p text:style-name="P23"/>
      <text:p text:style-name="P23"/>
      <text:p text:style-name="P30">Step 2:</text:p>
      <text:p text:style-name="P27"/>
      <text:p text:style-name="P5"><text:span text:style-name="T5">We c</text:span><text:span text:style-name="T1">hoose the interface </text:span><text:span text:style-name="T5">we</text:span><text:span text:style-name="T1"> want to work on. </text:span></text:p>
      <text:p text:style-name="P33">In our case it is Visual Studio Code.</text:p>
      <text:p text:style-name="P33"/>
      <text:p text:style-name="P34">Whatever is chosen for the project a game, an app or a website it makes sense to decide on the Design before starting.</text:p>
      <text:p text:style-name="P35"><text:soft-page-break/></text:p>
      <text:p text:style-name="P35">Decide on:</text:p>
      <text:p text:style-name="P49"/>
      <text:list xml:id="list3182264040" text:style-name="L1">
        <text:list-item>
          <text:p text:style-name="P70"><text:span text:style-name="T20">A</text:span><text:span text:style-name="T19">ppe</text:span><text:span text:style-name="T20">ar</text:span><text:span text:style-name="T19">ance and look </text:span></text:p>
        </text:list-item>
        <text:list-item>
          <text:p text:style-name="P71"><text:span text:style-name="T19">t</text:span><text:span text:style-name="T18">he features it will include</text:span></text:p>
        </text:list-item>
        <text:list-item>
          <text:p text:style-name="P50">how the user will interact with it</text:p>
        </text:list-item>
        <text:list-item>
          <text:p text:style-name="P51">how the game / app / website shall work</text:p>
          <text:p text:style-name="P36"/>
        </text:list-item>
      </text:list>
      <text:p text:style-name="P34"/>
      <text:p text:style-name="P35">We have decided on a Jump and Run Game with a Retro Design of the 2D 8-Bit Games of the 80’s.</text:p>
      <text:p text:style-name="P37">The graphics and colors will be designed and styled in reference to Roy Lichtenstein and Piet Mondrian. </text:p>
      <text:p text:style-name="P6"><text:span text:style-name="T1">The Player will have to conquer different levels in which she/he will have to collect </text:span><text:span text:style-name="T6">all </text:span><text:span text:style-name="T1">coins and avoid being burned by lava to be able to get into the next level. </text:span></text:p>
      <text:p text:style-name="P38">If the Player touches lava, the current level is restored to its starting position, and the player may start again.</text:p>
      <text:p text:style-name="P6"/>
      <text:p text:style-name="P31">Step 3:</text:p>
      <text:p text:style-name="P31"/>
      <text:p text:style-name="P39">Planing our code. </text:p>
      <text:p text:style-name="P39"/>
      <text:p text:style-name="P7"><text:span text:style-name="T1">We want to create a </text:span><text:span text:style-name="T6">structured foundation</text:span><text:span text:style-name="T1"> for a jump and run game.</text:span></text:p>
      <text:p text:style-name="P8">The game should be extendable.</text:p>
      <text:p text:style-name="P8">For example if you want a different design, it should be possible to use canvas to add on a different player or background. </text:p>
      <text:p text:style-name="P8">Or if you want special features or extra monsters, the structure is standing and you can add these on.</text:p>
      <text:p text:style-name="P8">Our game shall be developed without canvas.<text:span text:style-name="T24"> </text:span>Canvas shall be used as an addition if wanted. </text:p>
      <text:p text:style-name="P8">But the main structure which is the foundation and can be reused again and again to build upon, <text:span text:style-name="T25">even in creating the levels. </text:span></text:p>
      <text:p text:style-name="P10">There shall be different moving actors in the game and some which are static.</text:p>
      <text:p text:style-name="P9">We want the <text:span text:style-name="T26">player token to be moved with the arrow keys, when they are pressed down. </text:span></text:p>
      <text:p text:style-name="P41"/>
      <text:p text:style-name="P45"><text:span text:style-name="T23">O</text:span><text:span text:style-name="T21">ur game requires : </text:span></text:p>
      <text:list xml:id="list190295076" text:style-name="L3">
        <text:list-item>
          <text:p text:style-name="P74"><text:soft-page-break/><text:span text:style-name="T22">setting of the </text:span><text:span text:style-name="T23">c</text:span><text:span text:style-name="T22">hars and their meanings </text:span><text:span text:style-name="T23">for the level / actors </text:span></text:p>
        </text:list-item>
        <text:list-item>
          <text:p text:style-name="P53"><text:span text:style-name="T29">create a simple level plan</text:span></text:p>
        </text:list-item>
        <text:list-item>
          <text:p text:style-name="P56"><text:span text:style-name="T29">create a level reader</text:span></text:p>
        </text:list-item>
        <text:list-item>
          <text:p text:style-name="P58">create a function to map through the level and be able to read it</text:p>
        </text:list-item>
        <text:list-item>
          <text:p text:style-name="P56">that function should be able to differ between the moving and static actors of the game</text:p>
        </text:list-item>
        <text:list-item>
          <text:p text:style-name="P56">set a status, create a state class to track the state of the running game</text:p>
        </text:list-item>
        <text:list-item>
          <text:p text:style-name="P56">be able to detect the positions of all game actors</text:p>
        </text:list-item>
        <text:list-item>
          <text:p text:style-name="P56">creations and settings for <text:span text:style-name="T27">all </text:span>the game actors</text:p>
        </text:list-item>
        <text:list-item>
          <text:p text:style-name="P64">create function for base element creation and attributes</text:p>
        </text:list-item>
      </text:list>
      <text:p text:style-name="P65"><text:span text:style-name="T30"><text:s text:c="4"/>10.</text:span> add and draw levels</text:p>
      <text:p text:style-name="P66"><text:s text:c="4"/>11. <text:span text:style-name="T7">function for scaling of the coordinates</text:span></text:p>
      <text:p text:style-name="P68"><text:s text:c="4"/>12. <text:span text:style-name="T7">drawing of the single actors with scaling and position</text:span></text:p>
      <text:p text:style-name="P68"><text:s text:c="4"/>13. <text:span text:style-name="T7">show current position of actor and redraw in new position</text:span></text:p>
      <text:p text:style-name="P66"><text:span text:style-name="T27"><text:s text:c="4"/>1</text:span>4.<text:span text:style-name="T1"> </text:span><text:span text:style-name="T7">detect position of the actors to set the position of the game <text:s text:c="4"/><text:tab/><text:tab/> screen</text:span></text:p>
      <text:p text:style-name="P66"><text:s text:c="4"/>15. <text:span text:style-name="T7">set and control the movement of all single moving actors of </text:span><text:span text:style-name="T1">the <text:s text:c="2"/><text:tab/> game </text:span></text:p>
      <text:p text:style-name="P66"><text:s text:c="4"/>16. <text:span text:style-name="T1">s</text:span><text:span text:style-name="T8">etting update methods so the position of the moving actors can <text:tab/> be updated and calculated</text:span></text:p>
      <text:p text:style-name="P66"><text:s text:c="4"/>17. <text:span text:style-name="T7">set collide, overlap and touch functions for the game actors <text:tab/>that need to do so ( for example: “eating” coins)</text:span></text:p>
      <text:p text:style-name="P66"><text:s text:c="4"/>18. <text:span text:style-name="T8">set the tracking keys</text:span></text:p>
      <text:p text:style-name="P66"><text:s text:c="4"/>19. <text:span text:style-name="T8">set function to be able to run the animation and erase the frame <text:s text:c="3"/><text:tab/>delay</text:span></text:p>
      <text:p text:style-name="P66"><text:s text:c="4"/>20. <text:span text:style-name="T8">set function to run the level</text:span></text:p>
      <text:p text:style-name="P66"><text:s text:c="4"/>21. <text:span text:style-name="T8">set function to run the game</text:span></text:p>
      <text:p text:style-name="P66"><text:s text:c="4"/>22. <text:span text:style-name="T9">create score bar and score items ( lives, coins, level, score )</text:span></text:p>
      <text:p text:style-name="P67"><text:s text:c="4"/>23. <text:span text:style-name="T8">create function to access local storage and create high score list</text:span></text:p>
      <text:p text:style-name="P67"><text:s text:c="4"/>24. <text:span text:style-name="T8">put sounds on to the single movements</text:span></text:p>
      <text:p text:style-name="P69"><text:span text:style-name="T31"><text:s text:c="4"/>25</text:span><text:span text:style-name="T1">. </text:span><text:span text:style-name="T8">game complete</text:span></text:p>
      <text:p text:style-name="P65"><text:soft-page-break/><text:s/></text:p>
      <text:p text:style-name="P55"/>
      <text:p text:style-name="P11"><text:span text:style-name="T12">S</text:span><text:span text:style-name="T11">tep 4:</text:span></text:p>
      <text:p text:style-name="P32"/>
      <text:p text:style-name="P42">Our Schedule</text:p>
      <text:p text:style-name="P43"/>
      <text:p text:style-name="P43">We have 10 days to realize our project. Including a weekend. </text:p>
      <text:p text:style-name="P43">Day 11 is the presentation.</text:p>
      <text:p text:style-name="P43">We have decided to work on all days including the weekend to have the maximum amount of time. </text:p>
      <text:p text:style-name="P43"/>
      <text:p text:style-name="P12"><text:span text:style-name="T11">Our working hours </text:span><text:span text:style-name="T13">together </text:span><text:span text:style-name="T11">will be from 9:30 </text:span><text:span text:style-name="T14">am </text:span><text:span text:style-name="T11">– </text:span><text:span text:style-name="T13">20:00 </text:span><text:span text:style-name="T14">pm</text:span></text:p>
      <text:p text:style-name="P42">If difficulties appear or we drop back in schedule we work beyond that time, but at home by ourselves and merge on the next day. </text:p>
      <text:p text:style-name="P44">Sunday will be working individually at home on an assigned task for that day.</text:p>
      <text:p text:style-name="P42"/>
      <text:p text:style-name="P13"><text:span text:style-name="T11">When finishing the day, we brainstorm about what the steps will be for the next day, what has been good, bad or missing on this day and what we can do more efficient </text:span><text:span text:style-name="T17">on </text:span><text:span text:style-name="T11">the next.</text:span></text:p>
      <text:p text:style-name="P42"/>
      <text:p text:style-name="P32"/>
      <text:p text:style-name="P43">Schedule : </text:p>
      <text:p text:style-name="P62"/>
      <text:p text:style-name="P62">Day 1-2 : finding a project, agreeing on it and doing the framework.</text:p>
      <text:p text:style-name="P15"><text:span text:style-name="T11">Day 3-</text:span><text:span text:style-name="T14">4 : analyzing and constructing the frame code and steps for the <text:s text:c="2"/><text:tab/><text:tab/>game and start coding. </text:span><text:span text:style-name="T16">Start documentation of the code.</text:span></text:p>
      <text:p text:style-name="P16"><text:span text:style-name="T11">Day 5-7 : still coding and hopefully be finished with the main code on <text:tab/><text:tab/><text:tab/>day 7. </text:span><text:span text:style-name="T15">Do testings </text:span><text:span text:style-name="T11">and start doing the add-ons and extras</text:span></text:p>
      <text:p text:style-name="P63">Day 8-9 : finish add-ons, sounds, designs, eliminate last bugs</text:p>
      <text:p text:style-name="P17"><text:span text:style-name="T11">Day 10 <text:s/>: </text:span><text:span text:style-name="T16">final testings, </text:span><text:span text:style-name="T17">beautify, </text:span><text:span text:style-name="T16">create read-me and plan the <text:tab/><text:tab/><text:tab/> <text:s text:c="6"/>presentation </text:span></text:p>
      <text:p text:style-name="P18"><text:span text:style-name="T16">D</text:span><text:span text:style-name="T11">ay 11 <text:s/>: PRESENTATION </text:span></text:p>
      <text:p text:style-name="P6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DejaVu Sans" fo:font-family="'DejaVu Sans'" style:font-family-generic="swiss" style:font-pitch="variable"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5:14:48.439458875</meta:creation-date>
    <dc:date>2020-04-29T23:37:52.182507298</dc:date>
    <meta:editing-duration>PT14M24S</meta:editing-duration>
    <meta:editing-cycles>6</meta:editing-cycles>
    <meta:generator>LibreOffice/6.2.8.2$Linux_X86_64 LibreOffice_project/20$Build-2</meta:generator>
    <meta:document-statistic meta:table-count="0" meta:image-count="0" meta:object-count="0" meta:page-count="5" meta:paragraph-count="97" meta:word-count="1083" meta:character-count="5797" meta:non-whitespace-character-count="4690"/>
  </office:meta>
</office:document-meta>
</file>